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mily-generic="system" style:font-pitch="variable"/>
    <style:font-face style:name="Lohit Marathi1" svg:font-family="'Lohit Marathi'"/>
    <style:font-face style:name="Lohit Marathi2" svg:font-family="'Lohit Marathi'" style:font-pitch="variable"/>
    <style:font-face style:name="Noto Sans" svg:font-family="'Noto Sans'" style:font-family-generic="roman" style:font-pitch="variable"/>
    <style:font-face style:name="Noto Sans CJK SC" svg:font-family="'Noto Sans CJK SC'" style:font-family-generic="roman" style:font-pitch="variable"/>
    <style:font-face style:name="Noto Sans CJK SC1" svg:font-family="'Noto Sans CJK SC'" style:font-family-generic="system" style:font-pitch="variable"/>
    <style:font-face style:name="Roboto" svg:font-family="Roboto"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8.059cm"/>
      <style:paragraph-properties style:writing-mode="lr-tb"/>
    </style:style>
    <style:style style:name="pr5" style:family="presentation" style:parent-style-name="Sub_20_Headline-notes">
      <style:graphic-properties fo:min-height="7.111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007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6.163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9.955cm"/>
      <style:paragraph-properties style:writing-mode="lr-tb"/>
    </style:style>
    <style:style style:name="pr13" style:family="presentation" style:parent-style-name="Sub_20_Headline-notes">
      <style:graphic-properties fo:min-height="9.481cm"/>
      <style:paragraph-properties style:writing-mode="lr-tb"/>
    </style:style>
    <style:style style:name="pr14" style:family="presentation" style:parent-style-name="Sub_20_Headline-notes">
      <style:graphic-properties fo:min-height="16.591cm"/>
      <style:paragraph-properties style:writing-mode="lr-tb"/>
    </style:style>
    <style:style style:name="pr15" style:family="presentation" style:parent-style-name="Sub_20_Headline-notes">
      <style:graphic-properties fo:min-height="13.273cm"/>
      <style:paragraph-properties style:writing-mode="lr-tb"/>
    </style:style>
    <style:style style:name="pr16" style:family="presentation" style:parent-style-name="Sub_20_Headline-notes">
      <style:graphic-properties fo:min-height="3.793cm"/>
      <style:paragraph-properties style:writing-mode="lr-tb"/>
    </style:style>
    <style:style style:name="pr17"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text:p>Matthias Kirschner</text:p>
              <text:p>  Sandra Brandstätter</text:p>
              <text:p/>
              <text:p>ADA &amp;</text:p>
              <text:p>ZANGEMANN</text:p>
              <text:p/>
              <text:p>Un cuento sobre Software, Monopatines y Helado de Frambuesa</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Érase una vez una niña llamada Ada. Su familia era tan pobre que todos sus ahorros cabían en una caja de galletas. No tenían suficiente dinero para vivir en una casa decente. En su lugar, Ada vivía con su madre y su hermano pequeño Alan en una cabaña cerca de un desguace, a las afueras de la ciudad.</text:p>
              <text:p/>
              <text:p>Muy lejos, en el otro extremo de la ciudad, vivía un famoso inventor llamado Zangemann. Era inmensamente rico. No había en el mundo hoja de papel lo suficientemente grande para mostrar todo el dinero que tenía, con todos sus números y ceros. Vivía en una casa enorme, con piscina y tobogán, muchas escaleras y torres, cientos de ventanas y tantas habitaciones que a menudo se perdía en ellas. La mansión de Zangemann estaba en lo alto de una colina. Desde allí podía contemplar toda la ciudad.</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8.059cm" svg:x="2.1cm" svg:y="14.107cm" presentation:class="notes" presentation:user-transformed="true">
            <draw:text-box>
              <text:p>Los ordenadores habían fascinado a Zangemann desde que era pequeño. Cuando era joven, los ordenadores eran máquinas enormes con muchos cables y ventiladores ruidosos. En la escuela, el pequeño Zangemann, a menudo, soñaba con todo lo que podría hacer con los ordenadores si fueran un poco más pequeños. Lo suficientemente pequeños como para poder incorporarlos en otras cosas y añadirles funciones divertidas. Él ya sabía lo que haría. Primero instalaría un ordenador en su monopatín para que hiciera sonidos chulos cuando lo montara, como una sirena o el sonido del despegue de un cohete. Luego usaría el ordenador para inventar máquinas que hicieran helados. El ordenador mezclaría los sabores, e incluso, vendería el helado. Habría máquinas en cada esquina. Podría comprar helado de su sabor favorito cuando le apeteciera y tanto como quisiera. Después construiría un robot de limpieza y una máquina recogedora de juguetes para que su habitación estuviera siempre limpia y ordenada. Cada día, Zangemann tenía ideas nuevas e ingeniosas. Sólo podía pensar en ello.</text:p>
              <text:p/>
              <text:p>A medida que pasaban los años, Zangemann crecía y los ordenadores se hacían más pequeños. De hecho, cuando terminó la escuela eran tan pequeños que cabían en su bolsillo. Los más pequeños incluso le cabían en la punta del dedo.</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7.111cm" svg:x="2.1cm" svg:y="14.107cm" presentation:class="notes" presentation:user-transformed="true">
            <draw:text-box>
              <text:p>“¡Por fin puedo convertir todas mis ideas en objetos reales!”. Zangemann estaba feliz y se puso manos a la obra. Encontró la manera de integrar los ordenadores en todo tipo de objetos para hacerlos aún más divertidos y útiles. Y luego los vendió.</text:p>
              <text:p/>
              <text:p>Sus inventos encantaban a niños y adultos. Todos los niños querían sus monopatines con los últimos sonidos para enseñárselo a sus amigos del colegio. A los niños también les encantaba el altavoz que inventó, que al instante reproducía cualquier canción que le pidieras. Y por supuesto, a todo el mundo le encantaba el helado que todas las tardes servía la “Máquina de Helados Original Zangemann”. Todo parecía mágico, pero el secreto era sencillo: los pequeños ordenadores que Zangemann incorporó a sus máquinas.</text:p>
              <text:p/>
              <text:p>Estos inventos eran muy populares en el colegio de Ada y muchos de sus amigos montaban en esos monopatines. Pero Ada, a menudo, estaba triste, ya que su madre no podía comprarle ninguna de esas cosas geniales: ni el monopatín, ni los altavoces, ni helados.</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Por suerte, Ada vivía justo al lado del desguace. Había montones de aparatos rotos y piezas oxidadas que ella juntaba para construir cosas nuevas y geniales, como una caja grande de madera en la que Alan y ella se deslizaban colina abajo a toda velocidad, un molino de viento y monstruos de chatarra contra los que luchaban. También encontró muchos objetos útiles como, por ejemplo, un viejo teléfono móvil. La pantalla estaba rota pero podía arreglarla y, aunque no había internet en el desguace, podía acceder a él en otro sitio.</text:p>
              <text:p/>
              <text:p>Tanto se divertía Ada trasteando en el desguace y arreglando cosas rotas que se olvidó por completo de los monopatines y el helado.</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7" draw:text-style-name="P2" draw:layer="layout" svg:width="16.799cm" svg:height="9.007cm" svg:x="2.1cm" svg:y="14.107cm" presentation:class="notes" presentation:user-transformed="true">
            <draw:text-box>
              <text:p>Como todo el mundo compraba sus inventos, Zangemann pronto se convirtió en la persona más rica del mundo. Con todo su dinero, compró un enorme ordenador dorado con un teclado hecho de joyas y lo instaló en la habitación más grande de su mansión. Desde allí, a través de Internet, podía controlar todos los pequeños ordenadores integrados en sus inventos.</text:p>
              <text:p/>
              <text:p>Lo único que tenía que hacer era pulsar, en el ordenador de oro, la tecla adecuada, e inmediatamente todas las máquinas de helados en la ciudad dispensarían sólo helado de vainilla. Si Zangemann quería que la gente comiera helado de chocolate, pulsaba la tecla del helado de chocolate. Si daba la orden de helado de limón, las máquinas sólo suministraban helado de limón. Zangemann adoraba sus inventos y siempre se emocionaba al ver lo bien que funcionaban sus máquinas. A veces la gente se decepcionaba cuando su sabor favorito no estaba disponible, pero ¿qué podían hacer? Al fin y al cabo, tenían helados en cada esquina.</text:p>
              <text:p/>
              <text:p>Zangemann se divertía mucho pulsando las brillantes teclas y viendo a la gente comer helado. Pasaba muchas horas al día frente a su ordenador dorado. Una y otra vez miraba la ciudad a través de un gran telescopio, observando lo bien que sus inventos ejecutaban sus órdenes.</text:p>
            </draw:text-box>
          </draw:frame>
        </presentation:notes>
      </draw:page>
      <draw:page draw:name="page7" draw:style-name="dp1" draw:master-page-name="Sub_20_Headline" presentation:presentation-page-layout-name="AL1T1">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Cuando no estaba sentado frente a su ordenador dorado, Zangemann construía con sus pequeños ordenadores nuevos dispositivos que luego vendía. Construyó lavadoras que enviaban un mensaje al teléfono móvil cuando la colada había terminado. Fabricó aspiradoras que tocaban música alegre en lugar de zumbar ruidosamente. Inventó bombillas que se encendían y apagaban con un chasquido de dedos y coches que indicaban dónde estaba el supermercado más cercano.</text:p>
              <text:p/>
              <text:p>Pronto, casi todos los electrodomésticos llevaban integrado un ordenador Zangemann. Al principio no todos sus inventos parecían necesarios, pero la gente los compraba. Todos querían los aparatos fabricados por Zangemann, el mejor inventor del mundo.</text:p>
              <text:p/>
              <text:p>Un día Zangemann pensó: “Hoy quiero ver mis inventos de cerca”. Guardó su gran telescopio, bajó todas las escaleras de su mansión y se aventuró a salir a la ciudad, entusiasmado con la idea de disfrutar de sus geniales aparatos.</text:p>
              <text:p/>
              <text:p>“Puede que un viajecito incluso me dé algunas ideas nuevas. Si soy completamente honesto mis últimos inventos no han sido tan útiles como los primeros...”, reflexionó Zangemann. “Pero mis máquinas de helados son y seguirán siendo insuperables”, pensó inmediatamente después, y con orgullo, al pasar junto a un grupo de gente que comía helado de coco, el sabor del día.</text:p>
            </draw:text-box>
          </draw:frame>
        </presentation:notes>
      </draw:page>
      <draw:page draw:name="page8"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6.163cm" svg:x="2.1cm" svg:y="14.107cm" presentation:class="notes" presentation:user-transformed="true">
            <draw:text-box>
              <text:p>Estaba completamente absorto en sus pensamientos cuando, de repente – ¡BAM! – algo se estrelló contra su espinilla.</text:p>
              <text:p/>
              <text:p>Zangemann pegó un grito y miró a su alrededor, buscando qué lo había golpeado. Frente a él estaba un niño asustado, con un monopatín original de Zangemann bajo el brazo. “Lo siento, ha sido sin querer”, balbuceó el niño, pero Zangemann no le escuchaba.</text:p>
              <text:p/>
              <text:p>Zangemann se alejó cojeando. De repente, oyó música a todo volumen. Nunca había oído algo tan horrible. Miró a su alrededor y vio que la música provenía de un altavoz que él mismo había construido. Un niño lo sostenía al otro lado de la calle. Al niño parecía gustarle la música, pero a Zangemann le dio un terrible dolor de cabeza y su humor empeoró. ¡No era así como había imaginado su paseo!</text:p>
            </draw:text-box>
          </draw:frame>
        </presentation:notes>
      </draw:page>
      <draw:page draw:name="page9" draw:style-name="dp1" draw:master-page-name="Sub_20_Headline" presentation:presentation-page-layout-name="AL1T1">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Zangemann estaba furioso con los dos niños. ¿Cómo se atrevían a utilizar sus inventos de esa manera? Esa noche no pudo dormir, así que se sentó ante su ordenador dorado. Desde allí dio a todos los ordenadores de los monopatines una orden: ya no se les permitía circular por las aceras. Ordenó a los ordenadores de los altavoces que, pusieran música a un volumen bajo, excepto su música favorita, que encendió inmediatamente para ponerse de mejor humor.</text:p>
            </draw:text-box>
          </draw:frame>
        </presentation:notes>
      </draw:page>
      <draw:page draw:name="page10" draw:style-name="dp1" draw:master-page-name="Sub_20_Headline" presentation:presentation-page-layout-name="AL1T1">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Al día siguiente hubo un gran alboroto en la escuela de Ada. De camino a la escuela, los monopatines de los niños dejaron de funcionar. Las ruedas simplemente quedaron paradas. Y los niños ya no podían subir el volumen de sus altavoces. ¿Qué estaba pasando?</text:p>
              <text:p/>
              <text:p>Aunque no tenía ninguno de estos aparatos, Ada se preguntaba por qué, de repente, los monopatines y los altavoces habían dejado de funcionar. Pero no pensó mucho en ello porque enseguida estaba trasteando de nuevo. Con las piezas de tres bicicletas rotas, montó una bicicleta completa. Se la regaló a su madre para que no tuviera que gastar su dinero en billetes de autobús para ir a trabajar. Para su hermano, Ada construyó un altavoz para que pudiera dormirse, por las tardes, escuchando historias bonitas, cuando su madre seguía trabajando.</text:p>
              <text:p/>
              <text:p>Al cabo de unos días, el susto inicial en la escuela de Ada se había olvidado. Los monopatines seguían sin poder ir por la acera, pero aparte de eso funcionaban. Así que ahora los niños montaban en círculos por el patio de recreo y escuchaban música tranquila. Sólo seguía sonando a un volumen invariable una extraña y pomposa marcha, algo que los niños encontraban muy desconcertante.</text:p>
            </draw:text-box>
          </draw:frame>
        </presentation:notes>
      </draw:page>
      <draw:page draw:name="page11" draw:style-name="dp1" draw:master-page-name="Sub_20_Headline" presentation:presentation-page-layout-name="AL1T1">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1" draw:text-style-name="P2" draw:layer="layout" svg:width="16.799cm" svg:height="11.851cm" svg:x="2.101cm" svg:y="14.107cm">
            <draw:text-box>
              <text:p>A Ada le encantaban los miércoles. Todos los miércoles, su madre y Alan la recogían del colegio e iban juntos a la biblioteca. A Ada siempre le había interesado la sección de tecnología. Había libros con planos, instrucciones para experimentos y explicaciones sobre el funcionamiento de diferentes dispositivos. En la biblioteca Ada también podía conectarse a Internet con su teléfono móvil. Rápidamente se dio cuenta de que también había mucho que descubrir en Internet. Allí, mucha gente compartía sus ideas y consejos de reparación para ayudar a los demás.</text:p>
              <text:p/>
              <text:p>Una de esas tardes Ada aprendió dos palabras nuevas: hardware y software. Hardware era una palabra para algo que Ada ya conocía: los aparatos electrónicos con los que jugueteaba después de clase, o los que podía sostener en sus manos e intentar arreglar, o convertir en otra cosa. Lo que era completamente nuevo para Ada era la palabra software. Pronto aprendió que eran instrucciones que se ejecutaban en un ordenador para controlar otros dispositivos u ordenadores. Algunos libros llamaban a esas instrucciones programa o código. Con un programa de ordenador se podía, por ejemplo, decir a un altavoz qué canción poner y a qué volumen.</text:p>
              <text:p/>
              <text:p>Lo mejor del nuevo descubrimiento de Ada fue darse cuenta de que podía modificar el software igual que el hardware. El hardware se construía con herramientas: martillos, taladros y tornillos. El software se construía simplemente escribiendo las órdenes para el hardware, una tras otra. Existía un lenguaje propio para ello: el lenguaje de programación. Con el software Ada podría hacer sus inventos aún más útiles. Ada quería a toda costa aprender el lenguaje de programación.</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Durante las semanas siguientes, Ada pasó las tardes en la biblioteca. Entre libros y páginas web que explicaban cómo funcionaban los lenguajes de programación y el código. Para Ada fue un poco como aprender un lenguaje secreto o como estudiar vocabulario en la escuela. Ada absorbió todo. Esperaba que su primer programa hiciera algo sencillo: “¡Haz que esta lámpara parpadee!”.</text:p>
              <text:p/>
              <text:p>Por supuesto, quería probar su programa de inmediato para ver si realmente funcionaba. En el desguace conectó su móvil a una pequeña lámpara LED. Luego tecleó las líneas de código en el móvil.</text:p>
              <text:p/>
              <text:p>Al principio no ocurrió nada. Ada se preguntó dónde podía estar el error. Hizo unos pequeños cambios y lo intentó de nuevo y... “¡Sí!”. La luz comenzó a parpadear. Encendido, apagado, encendido, apagado. Ada miró la lámpara con asombro. ¡Había escrito su primer programa!</text:p>
              <text:p/>
              <text:p>Ada estaba encantada. Se imaginaba todas las cosas geniales que podía hacer. Si introducía el código correcto podría hacer que sus inventos hicieran exactamente lo que quería. No fue tan fácil, pero después de unas semanas Ada escribió un programa realmente útil: uno que haría que los altavoces de Alan se apagaran automáticamente media hora después de que se hubiera dormido.</text:p>
              <text:p/>
              <text:p>Ada también tuvo una idea para el siguiente programa que escribiría. Era algo más grande, un proyecto de verdad. Probablemente necesitaría todo el verano... ¡Y no podía esperar!</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10" draw:text-style-name="P2" draw:layer="layout" svg:width="16.799cm" svg:height="8.533cm" svg:x="2.1cm" svg:y="14.107cm" presentation:class="notes" presentation:user-transformed="true">
            <draw:text-box>
              <text:p>Zangemann había dormido horriblemente todas las noches desde su terrible paseo por la ciudad. Cada noche, cuando se iba a la cama las preocupaciones le atormentaban. “¡Oh, no, mis maravillosos inventos! No puede ser que todo el mundo juegue de esta manera con ellos. ¡Cuántas cosas podrían salir mal! He pensado tanto en todo, hasta el último detalle”. Zangemann reflexionó y reflexionó... y dio vueltas en la cama toda la noche.</text:p>
              <text:p/>
              <text:p>Por la mañana se levantó con el ceño fruncido y tomó una decisión. Tenía que hacer un cambio. Zangemann se sentó ante su ordenador dorado y escribió un programa tras otro. En estos programas especificaba exactamente lo que sus inventos debían y lo que no debían hacer bajo ninguna circunstancia. ¡Había que acabar con el caos!</text:p>
              <text:p/>
              <text:p>Una vez que terminó, envió desde su ordenador dorado todos los nuevos programas a los dispositivos de la gente. Ordenó a sus altavoces que, siempre que estuviera cerca, reprodujeran sólo su música favorita. Programó las máquinas de helado para que dejaran de vender helados por la tarde. Al fin y al cabo, no quería que su ropa cara se manchara de helado mientras paseaba. Durante todo el día se sentó ante el ordenador y tecleó y tecleó y tecleó...</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12" draw:text-style-name="P2" draw:layer="layout" svg:width="16.799cm" svg:height="9.955cm" svg:x="2.1cm" svg:y="14.107cm" presentation:class="notes" presentation:user-transformed="true">
            <draw:text-box>
              <text:p>Las vacaciones de verano habían llegado a la mitad. Ada se paró frente a su gran proyecto y se rascó la cabeza. Había construido un monopatín con piezas de otros viejos monopatines y luego conectado un motor para hacer girar las ruedas. Con un monopatín motorizado Ada podría ir más rápido a la biblioteca o al desguace al salir de clase. ¡Super práctico! Pero no funcionaba. Cuando se subía y apretaba el botón “Comenzar”, las ruedas se movían, aunque demasiado rápido. Ada se caía del monopatín cada vez que arrancaba. No importaba lo que intentara, no conseguía hacerlo bien.</text:p>
              <text:p/>
              <text:p>Después de caerse por enésima vez, volvió a la biblioteca. Allí siempre encontraba respuestas a sus preguntas. Y efectivamente, en Internet, se encontró con un programa que alguien había escrito para un escúter eléctrico que también necesitaba arrancar lentamente. Ada lo descargó en su teléfono.</text:p>
              <text:p/>
              <text:p>De vuelta al desguace, adaptó algunas líneas del código de su programa de monopatín. Modificó algunas cosas y siguió trasteando.</text:p>
              <text:p/>
              <text:p>Tras varios intentos, en el último día de las vacaciones de verano, Ada se subió al monopatín y pulsó el botón “Comenzar”. El monopatín empezó a moverse, primero despacio y luego más rápido. ¡Funcionó! Intentó frenar. ¡Y funcionó! Ada lanzó un grito de alegría y fue a probarlo al parque.</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5" draw:text-style-name="P2" draw:layer="layout" svg:width="16.799cm" svg:height="7.111cm" svg:x="2.1cm" svg:y="14.107cm" presentation:class="notes" presentation:user-transformed="true">
            <draw:text-box>
              <text:p>Cuando Ada, el primer día después de las vacaciones de verano, fue a la escuela en monopatín, los demás niños se quedaron asombrados. Durante el recreo rodearon curiosos a Ada.</text:p>
              <text:p/>
              <text:p>“¿Cómo puedes ir en monopatín por la acera?”, le preguntaron.</text:p>
              <text:p/>
              <text:p>Ada pensó un momento y luego dijo: “No creo que sean vuestros monopatines sino el software que llevan. Probablemente esté programado para que los monopatines no puedan ir por la acera. Pero eso se puede cambiar”.</text:p>
              <text:p/>
              <text:p>Esa tarde Ada puso a prueba su teoría con el monopatín de Toni. Trabajó en secreto durante casi toda la noche, y al día siguiente, Toni pudo volver a circular por la acera. Por desgracia, su monopatín ya no emitía los sonidos que sus padres habían comprado a Zangemann. En su lugar, cada 10 minutos hacía un ruido extraño que sonaba como un eructo larguísimo. Ada sabía que pequeños errores como ese podían aparecer en los programas todo el tiempo. Pero el eructo del monopatín de Toni era... realmente divertido.</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Más y más niños empezaron a visitar a Ada en el desguace después del colegio y ella les ayudó a reescribir los programas en sus monopatines. Algunos de sus compañeros estaban muy entusiasmados con este nuevo descubrimiento. ¡Era increíble lo que se podía hacer sabiendo programar! Querían aprender todo lo que Ada sabía sobre lenguajes de programación y pronto volvieron a montar sus monopatines donde les diese la gana.</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presentation:notes draw:style-name="dp2">
          <draw:page-thumbnail draw:style-name="gr3" draw:layer="layout" svg:width="0.001cm" svg:height="0.001cm" svg:x="0cm" svg:y="2.257cm" draw:page-number="17" presentation:class="page"/>
          <draw:frame presentation:style-name="pr4" draw:text-style-name="P2" draw:layer="layout" svg:width="16.799cm" svg:height="8.059cm" svg:x="2.1cm" svg:y="14.107cm" presentation:class="notes" presentation:user-transformed="true">
            <draw:text-box>
              <text:p>Pero eso no era todo. Gracias al software podían agregar características nuevas y sorprendentes a sus monopatines. Marie le conectó luces LED de colores que brillaban con diferentes colores dependiendo de la velocidad. Konrad le integró unas viejas hélices para aumentar la velocidad.</text:p>
              <text:p/>
              <text:p>Ada, Toni, Marie y Konrad pasaban muchas tardes en el desguace. Incluso montaron un verdadero taller donde, durante horas, podían perfeccionar sus programas, escuchando música en los altavoces que Ada había construido para Alan.</text:p>
              <text:p/>
              <text:p>“Los altavoces de tu hermano suenan mucho más fuerte que los nuestros”, comentó Toni, que estaba ocupado colocando un velocímetro en su casco. “Seguro que también se debe al software”, dijo Marie.</text:p>
              <text:p/>
              <text:p>Juntos, cambiaron el software de los altavoces. Después, subieron el volumen de la música al máximo y bailaron juntos como locos.</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13" draw:text-style-name="P2" draw:layer="layout" svg:width="16.799cm" svg:height="9.481cm" svg:x="2.1cm" svg:y="14.107cm" presentation:class="notes" presentation:user-transformed="true">
            <draw:text-box>
              <text:p>Todos los días Ada y sus amigos hacían planes para la tarde. A partir de una máquina de helados rota, construyeron una nueva que podía hacer helados de todas las formas y colores imaginables. Comían helado cuadrado, helado en forma de corazón e incluso helado en forma de pirámide, así como helado de fresa, frambuesa y arco iris, todos con virutas y chocolate caliente. Eran mucho mejor que los helados de las máquinas de Zangemann.</text:p>
              <text:p/>
              <text:p>A veces incluso podían ayudar a los adultos que tenían problemas con sus ordenadores. Toni reprogramó la plancha de su padre para que también pudiera planchar corbatas. Zangemann lo había prohibido porque odiaba las corbatas como a la peste. Para la conductora de autobús, construyeron un sistema de riego automático con mangueras viejas y un ordenador para que sus plantas no murieran de sed en los días de verano. Y ayudaron al conserje del colegio a modificar su aspiradora para que reconociera automáticamente los juguetes y no los aspirara.</text:p>
              <text:p/>
              <text:p>Algunas cosas las construyeron sólo por diversión, como la máquina de pedos que colocaban en la silla de su profesora de matemáticas. Cada vez que la señora Gernet se sentaba, la máquina hacía sonar un pedo. La profesora les reñía, pero Ada estaba segura de que, en secreto, sonreía cada vez un poco más.</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5" draw:text-style-name="P2" draw:layer="layout" svg:width="16.799cm" svg:height="7.111cm" svg:x="2.1cm" svg:y="14.107cm" presentation:class="notes" presentation:user-transformed="true">
            <draw:text-box>
              <text:p>Un día, Zangemann se dio cuenta de que algunos ordenadores ya no obedecían sus órdenes de programación. Sorprendido y furioso llamó al presidente. Con voz temblorosa, Zangemann gritó: “¡Alguien está reescribiendo los programas de mis aparatos! Eso no puede pasar; al fin y al cabo, son mis inventos. Es demasiado peligroso si todo el mundo puede hacer lo que quiera con los ordenadores. Hay que hacer una ley contra esto”.</text:p>
              <text:p/>
              <text:p>El presidente no quería enfadar a Zangemann. Todos los ordenadores del gobierno fueron programados por Zangemann. Sin los ordenadores, el gobierno no sería capaz de dirigir el país. Así que aprobaron la ley tal y como Zangemann pidió:</text:p>
              <text:p/>
              <text:p>“Los ordenadores que no escuchen a Zangemann están prohibidos. Cualquiera que reprograme los dispositivos de Zangemann será multado con 500.000 piezas de oro”.</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Cuando Ada y sus amigos oyeron esto, se pusieron furiosos. “Es injusto”, dijeron. “Hemos reconstruido y reprogramado nuestros monopatines nosotros mismos. Ahora son mucho mejores. No dejaremos que nadie nos lo quite”.</text:p>
              <text:p/>
              <text:p>Se reunieron frente a una de sus máquinas de helados reconstruidas y discutieron la situación. Estaba claro que había que hacer algo sobre la nueva ley y trazaron un plan...</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30.2cm" svg:height="15.53cm" svg:x="-1.1cm" svg:y="0cm">
          <draw:image xlink:href="../images/ada-p40-4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4" draw:text-style-name="P2" draw:layer="layout" svg:width="16.799cm" svg:height="16.591cm" svg:x="2.1cm" svg:y="14.107cm" presentation:class="notes" presentation:user-transformed="true">
            <draw:text-box>
              <text:p>Al día siguiente no fueron al colegio. Fueron con sus monopatines hasta el Parlamento, con grandes carteles de protesta bajo el brazo y se sentaron frente al edificio. La noche anterior habían colocado luces LED en algunas de las pancartas, que ahora parpadeaban intensamente. Habían conectado sus altavoces para que todo el mundo en la calle pudiera oír lo que decían. Algunos transeúntes se pararon y preguntaron a los niños por qué se manifestaban. “¡Por la libertad del software!”, respondieron al unísono y contaron su historia a los adultos. Impresionados, los adultos asintieron y el presidente también miró con curiosidad los carteles mientras se acercaba al edificio.</text:p>
              <text:p/>
              <text:p>Al día siguiente Ada y sus amigos volvieron a sentarse frente al Parlamento, esta vez acompañados. Acudieron algunos compañeros cuyos monopatines Ada había reprogramado. El padre de Toni y otros padres también quisieron apoyar la protesta. Les parecían muy útiles los inventos de los niños.</text:p>
              <text:p/>
              <text:p>Según pasaban los días, más niños y adultos se unían a la protesta. La conductora de autobús a la que habían ayudado llegó en su autobús. Tocó la bocina para atraer a más gente a la protesta. El conserje trajo algunos amigos y el padre de Toni trajo a sus compañeros de trabajo, todos con corbatas perfectamente planchadas. Incluso vino la señora Gernet. La multitud creció y, al cabo de unas semanas, hubo protestas no solo en la ciudad de Ada, sino también en muchas otras ciudades de todo el país.</text:p>
              <text:p/>
              <text:p>Ada protestaba ante el Parlamento todas las semanas, incluso bajo la lluvia torrencial. En uno de esos días de lluvia, cuando el presidente se cruzó con el grupo de niños empapados, no pudo sino admirar su terquedad. Preguntó a Ada: “¿Por qué os sentáis aquí todos los días? ¿Qué queréis conseguir?”. Ada respondió: “Queremos decidir por nosotros mismos lo que podemos y no podemos hacer con nuestros ordenadores”. Sus amigos gritaron al unísono: “¡No destrocéis nuestra tecnología! ¡No destrocéis nuestra tecnologías!” y “¡Codigo abierto! ¡Código abierto!”.</text:p>
              <text:p/>
              <text:p>El presidente miró las caras decididas de los niños. Sinceramente, él también quería decidir por sí mismo lo que el gobierno podía y no podía hacer con sus ordenadores. Pero no entendía nada de ordenadores ni de programación, así que siempre se lo había dejado a Zangemann. Pensativo, el presidente entró en el edificio.</text:p>
            </draw:text-box>
          </draw:frame>
        </presentation:notes>
      </draw:page>
      <draw:page draw:name="page22"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presentation:notes draw:style-name="dp2">
          <draw:page-thumbnail draw:style-name="gr3" draw:layer="layout" svg:width="0.001cm" svg:height="0.001cm" svg:x="0cm" svg:y="2.257cm" draw:page-number="22" presentation:class="page"/>
          <draw:frame presentation:style-name="pr15" draw:text-style-name="P2" draw:layer="layout" svg:width="16.799cm" svg:height="13.273cm" svg:x="2.1cm" svg:y="14.107cm" presentation:class="notes" presentation:user-transformed="true">
            <draw:text-box>
              <text:p>Al día siguiente, el presidente convocó a Ada y a sus amigos. “También nosotros queremos controlar nuestro software. Para que eso sea posible el gobierno debe ser independiente de Zangemann. ¿Podéis decirme lo que sabéis sobre programas informáticos?”, les preguntó. Con entusiasmo, los niños le explicaron cómo funciona el software y lo que se puede hacer con él. El presidente se quedó asombrado.</text:p>
              <text:p/>
              <text:p>Con estos nuevos conocimientos, el gobierno podría diseñar su propio software como quisiera, sin Zangemann. Inmediatamente, el presidente llamó a sus asesores. Todos juntos, discutieron con los niños todo lo que podían cambiar y cómo mejorar el software.</text:p>
              <text:p/>
              <text:p>Esa tarde, los niños volvieron a casa orgullosos y satisfechos. ¡Por fin había ocurrido algo! Su larga protesta había merecido la pena.</text:p>
              <text:p/>
              <text:p>A la mañana siguiente, muy temprano, sonó el teléfono del presidente. Era Zangemann. Estaba más enfadado que nunca. “Sin mí, los ordenadores no funcionarán”, amenazó. Pero el presidente colgó rápidamente. A lo largo el día el teléfono sonó muchas más veces, pero las llamadas de Zangemann quedaron sin respuesta; el presidente estaba reunido con Ada, Toni, Marie, Konrad y los expertos del gobierno.</text:p>
              <text:p/>
              <text:p>Durante los días siguientes, hablaron desde la mañana hasta la noche y diseñaron sus primeros programas para los ordenadores del gobierno. Ya no les molestaban las llamadas de Zangemann. Toni tuvo la buena idea de reprogramar los teléfonos. Cuando Zangemann llamaba, sólo oía una grabación automática: “El gobierno sólo quiere utilizar software que pueda usar, estudiar, mejorar y compartir libremente. Gracias por llamar”.</text:p>
            </draw:text-box>
          </draw:frame>
        </presentation:notes>
      </draw:page>
      <draw:page draw:name="page23" draw:style-name="dp1" draw:master-page-name="Sub_20_Headline" presentation:presentation-page-layout-name="AL1T1">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6" draw:text-style-name="P2" draw:layer="layout" svg:width="16.799cm" svg:height="3.793cm" svg:x="2.1cm" svg:y="14.107cm" presentation:class="notes" presentation:user-transformed="true">
            <draw:text-box>
              <text:p>Después de muchas semanas de protestas y debates, por fin llegó el momento: ¡Abolieron la antigua ley Zangemann! En su lugar, el gobierno anunció:</text:p>
              <text:p/>
              <text:p>“Todo el mundo está autorizado a programar sus propios ordenadores, siempre y cuando se respeten las demás leyes”.</text:p>
              <text:p/>
              <text:p>Además, se introdujo una nueva asignatura en los colegios: equipos y programas informáticos.</text:p>
            </draw:text-box>
          </draw:frame>
        </presentation:notes>
      </draw:page>
      <draw:page draw:name="page24"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7" draw:text-style-name="P2" draw:layer="layout" svg:width="16.799cm" svg:height="4.267cm" svg:x="2.1cm" svg:y="14.107cm" presentation:class="notes" presentation:user-transformed="true">
            <draw:text-box>
              <text:p>Esa noche todos lo celebraron con una gran fiesta: Ada, Alan, otros niños de la escuela y sus padres, el presidente, la señora Gernet, la conductora del autobús y el conserje. Decoraron las calles, escucharon música a todo volumen y comieron helado, tanto como quisieron y de todas las formas y colores imaginables.</text:p>
              <text:p/>
              <text:p>Mientras los demás seguían de fiesta hasta altas horas de la madrugada, Ada, Toni, Marie y Konrad se escabulleron a su taller. Tenían muchas ideas para nuevos inventos y querían empezar enseguida.</text:p>
            </draw:text-box>
          </draw:frame>
        </presentation:notes>
      </draw:page>
      <draw:page draw:name="page25"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7" draw:text-style-name="P2" draw:layer="layout" svg:width="16.799cm" svg:height="4.267cm" svg:x="2.1cm" svg:y="14.107cm" presentation:class="notes" presentation:user-transformed="true">
            <draw:text-box>
              <text:p>¿Y Zangemann? No sé sabe mucho de él. Tal vez todavía está sentado enfadado delante de su ordenador dorado. Tal vez no se atreve a salir a la calle y ha tapiado todas las ventanas de su mansión para no tener que preocuparse por lo que hacen los demás con sus inventos. Pero quizá, a veces, mire el mundo a través de su telescopio y vea lo que los niños inventan cada día. Tal vez entonces recuerde lo divertido que era para él trastear y experimentar. Y tal vez, sólo tal vez, coma helado de frambuesa con forma de pirámide y virutas de arco iris.</text:p>
            </draw:text-box>
          </draw:frame>
        </presentation:notes>
      </draw:page>
      <draw:page draw:name="page26" draw:style-name="dp1" draw:master-page-name="Sub_20_Headline" presentation:presentation-page-layout-name="AL1T1">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El libro “Ada &amp; Zangemann - Un cuento sobre Software, Monopatines y Helado de Frambuesa” de Matthias Kirschner y Sandra Brandstätter, publicado por la Free Software Foundation Europe, está bajo licencia “Creative Commons Attribution-Share Alike 4.0 International (CC BY-SA 4.0)”.</text:span></text:p>
            <text:p text:style-name="P6"><text:span text:style-name="T2"/></text:p>
            <text:p text:style-name="P6"><text:span text:style-name="T2"><text:a xlink:href="https://creativecommons.org/licenses/by-sa/4.0/deed.es" xlink:type="simple">https://creativecommons.org/licenses/by-sa/4.0/deed.es</text:a></text:span></text:p>
          </draw:text-box>
        </draw:frame>
        <presentation:notes draw:style-name="dp2">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The END</text:p>
              <text:p/>
              <text:p>Big applause for Sandra for those great illustrations!!!</text:p>
              <text:p/>
              <text:p>From this group Thanks to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mily-generic="system" style:font-pitch="variable"/>
    <style:font-face style:name="Lohit Marathi1" svg:font-family="'Lohit Marathi'"/>
    <style:font-face style:name="Lohit Marathi2" svg:font-family="'Lohit Marathi'" style:font-pitch="variable"/>
    <style:font-face style:name="Noto Sans" svg:font-family="'Noto Sans'" style:font-family-generic="roman" style:font-pitch="variable"/>
    <style:font-face style:name="Noto Sans CJK SC" svg:font-family="'Noto Sans CJK SC'" style:font-family-generic="roman" style:font-pitch="variable"/>
    <style:font-face style:name="Noto Sans CJK SC1" svg:font-family="'Noto Sans CJK SC'" style:font-family-generic="system" style:font-pitch="variable"/>
    <style:font-face style:name="Roboto"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it" fo:country="IT" style:font-name-asian="DejaVu Sans1" style:font-family-asian="'DejaVu Sans'" style:font-family-generic-asian="roman" style:font-pitch-asian="variable" style:font-size-asian="12pt" style:language-asian="it" style:country-asian="IT" style:font-name-complex="Lohit Marathi2"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1" fo:font-family="'Liberation Serif', 'Times New Roman'" style:font-family-generic="roman" fo:font-size="10pt" style:font-name-asian="Liberation Serif1" style:font-family-asian="'Liberation Serif', 'Times New Roman'" style:font-family-generic-asian="roman" style:font-name-complex="Liberation Serif1" style:font-family-complex="'Liberation Serif', 'Times New Roman'" style:font-family-generic-complex="roman" style:font-size-complex="10pt"/>
    </style:style>
    <style:style style:name="Indice" style:family="graphic">
      <style:paragraph-properties style:text-autospace="none"/>
      <style:text-properties style:font-name-complex="Lohit Marathi1"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1"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1"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loext:color-lum-mod="100%" loext:color-lum-of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2pt"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loext:color-lum-mod="100%" loext:color-lum-off="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loext:color-lum-mod="100%" loext:color-lum-off="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7-06T20:28:00.394273510</dc:date>
    <meta:editing-duration>PT4H5M2S</meta:editing-duration>
    <meta:editing-cycles>32</meta:editing-cycles>
    <meta:generator>LibreOffice/7.4.5.1$Linux_X86_64 LibreOffice_project/40$Build-1</meta:generator>
    <dc:creator>Luca Bonissi</dc:creator>
    <meta:document-statistic meta:object-count="185"/>
  </office:meta>
</office:document-meta>
</file>